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07437d"/>
    </style:style>
    <style:style style:name="P2" style:family="paragraph" style:parent-style-name="Text_20_body">
      <style:text-properties officeooo:paragraph-rsid="0007d4c8"/>
    </style:style>
    <style:style style:name="P3" style:family="paragraph" style:parent-style-name="Text_20_body">
      <style:text-properties officeooo:paragraph-rsid="000833de"/>
    </style:style>
    <style:style style:name="P4" style:family="paragraph" style:parent-style-name="Text_20_body">
      <style:text-properties officeooo:paragraph-rsid="000893f4"/>
    </style:style>
    <style:style style:name="P5" style:family="paragraph" style:parent-style-name="Text_20_body">
      <style:text-properties officeooo:paragraph-rsid="0009700c"/>
    </style:style>
    <style:style style:name="P6" style:family="paragraph" style:parent-style-name="Text_20_body">
      <style:text-properties officeooo:paragraph-rsid="000a98e0"/>
    </style:style>
    <style:style style:name="P7" style:family="paragraph" style:parent-style-name="Command">
      <style:text-properties officeooo:paragraph-rsid="0007d4c8"/>
    </style:style>
    <style:style style:name="P8" style:family="paragraph" style:parent-style-name="Command">
      <style:text-properties officeooo:paragraph-rsid="000833de"/>
    </style:style>
    <style:style style:name="P9" style:family="paragraph" style:parent-style-name="Command">
      <style:text-properties officeooo:paragraph-rsid="000893f4"/>
    </style:style>
    <style:style style:name="P10" style:family="paragraph" style:parent-style-name="Command">
      <style:text-properties officeooo:paragraph-rsid="000a98e0"/>
    </style:style>
    <style:style style:name="P11" style:family="paragraph" style:parent-style-name="Heading_20_2">
      <style:text-properties officeooo:paragraph-rsid="0007d4c8"/>
    </style:style>
    <style:style style:name="P12" style:family="paragraph" style:parent-style-name="Heading_20_2">
      <style:text-properties officeooo:paragraph-rsid="000833de"/>
    </style:style>
    <style:style style:name="P13" style:family="paragraph" style:parent-style-name="Heading_20_2">
      <style:text-properties officeooo:paragraph-rsid="0009700c"/>
    </style:style>
    <style:style style:name="P14" style:family="paragraph" style:parent-style-name="Heading_20_2">
      <style:text-properties officeooo:paragraph-rsid="000a98e0"/>
    </style:style>
    <style:style style:name="T1" style:family="text">
      <style:text-properties style:font-name="Courier New1"/>
    </style:style>
    <style:style style:name="T2"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PI API for PLATO</text:h>
      <text:p text:style-name="Text_20_body">PLATO uses a master/slave paradigm for MPI communications. <text:s/>Every process capable of MPI communication must inherit from the MPIProcess class. <text:s/>Specifically, slaves must inherit from the MPIProcessImpl class (similar in design to the Process and ProcessImpl classes).</text:p>
      <text:p text:style-name="P5">If the process in question can be parallelized without too much overhead, the process should have no need for any MPI-specific calls. <text:s/>However, if MPI calls are needed, they should be contained within <text:span text:style-name="T1">#ifdef HAVE_CXX_MPI</text:span> guards, where <text:span text:style-name="T1">HAVE_CXX_MPI</text:span> will be defined in <text:span text:style-name="T1">config.h</text:span>. <text:s/>Also note that the guards should NOT change any of the function signatures of the process.</text:p>
      <text:h text:style-name="Heading_20_2" text:outline-level="2"><text:bookmark-start text:name="__RefHeading__39_1757247622"/>MPI Requirements<text:bookmark-end text:name="__RefHeading__39_1757247622"/></text:h>
      <text:p text:style-name="P1">An MPI-enabled process must have three functions following the following pattern below:</text:p>
      <text:p text:style-name="P7">virtual std::pair&lt;unsigned int, const char*&gt; nextQuery()</text:p>
      <text:p text:style-name="P2">This function is called from the master node and generates a message to be sent to the next slave in the idle queue to process. <text:s/>The return value is a pair indicating the size of the character array to send, and the corresponding character array. <text:s/>If no more queries can EVER be generated, the length of the character array should be set to 0. <text:s/>If queries cannot be generated at this time because the master node is awaiting responses from the slaves, the length of the character array should be nonzero, but the actual character array pointer should be set to NULL.</text:p>
      <text:p text:style-name="P7">virtual void processResponse(unsigned int, const char*)</text:p>
      <text:p text:style-name="P2">This function is called in the master node and processes a response sent from a slave. <text:s/>Each query generated above should match with a corresponding call to this function. <text:s/>However, it is important to note that responses may not be received in the same order as the queries.</text:p>
      <text:p text:style-name="P7">static std::pair&lt;unsigned int, const char*&gt; calculate_MPI(unsigned int, const char*)</text:p>
      <text:p text:style-name="P2">This function is called in the slave nodes and does the calculation for a single query. <text:s/>This function is responsible for packing and unpacking the queries and responses appropriately. <text:s/>It is important to note that this function has static scope, so care must be taken to ensure that the function that performs the bulk of the calculation can be performed without any class-specific variables. <text:s/>The motivation for this is that we don't want to spend a great deal of time in the slave nodes processing the data, which is already done in the master node.</text:p>
      <text:h text:style-name="P11" text:outline-level="2">MPI Helpers</text:h>
      <text:p text:style-name="P2">To facilitate the message passing, PLATO provides a helper class, <text:span text:style-name="T1">PLATO::Utility::MPIUtils</text:span><text:span text:style-name="T2">, which contains the functions below. <text:s/>It is recommended that the developer use these functions exclusively to convert C++ data types into character arrays suitable for traversing the network, so that the serialization is done in one place and we can ensure that the functions are in fact inverses of each other.</text:span></text:p>
      <text:p text:style-name="P8">template &lt;class T&gt;</text:p>
      <text:p text:style-name="P8">static std::pair&lt;unsigned int, const char*&gt; pack(const T&amp; data)</text:p>
      <text:p text:style-name="P3">This function converts a class of arbitrary type into a stream of bytes suitable for return from either of the above functions in the <text:bookmark-ref text:reference-format="text" text:ref-name="__RefHeading__39_1757247622">MPI Requirements</text:bookmark-ref> section. <text:s/>This function assumes that the <text:span text:style-name="T1">data</text:span> variable is a type that is serializable using the <text:a xlink:type="simple" xlink:href="http://www.boost.org/doc/libs/1_51_0/libs/serialization/doc/index.html">boost serialization</text:a> library. <text:s/>Specifically, it will use a binary_oarchive to pack the data into as few bytes as possible in order to send the data across the network.</text:p>
      <text:p text:style-name="P8">template &lt;class T&gt;</text:p>
      <text:p text:style-name="P8">void unpack(unsigned int, const char*, T&amp; data)</text:p>
      <text:p text:style-name="P3"><text:soft-page-break/>This function is the inverse of the function above, taking an arbitrary character array and populating the data into an object of arbitrary type. <text:s/>The assumptions above on the class (serializable via a binary archive) also hold for this <text:span text:style-name="T1">data</text:span> variable as well.</text:p>
      <text:h text:style-name="P12" text:outline-level="2">Slave Node Algorithm</text:h>
      <text:p text:style-name="P3">When PLATO is started in MPI mode, the master node performs almost identically to the behavior in non-MPI node, in that all processes are run sequentially in the order provided on the command line. <text:s/>However, slave nodes are detected in <text:span text:style-name="T1">main.cpp</text:span> in the <text:span text:style-name="T1">int main(int, char**)</text:span> function, and the behavior is quite different. <text:s/>For slave nodes, the behavior is as follows:</text:p>
      <text:p text:style-name="P9">while(true){</text:p>
      <text:p text:style-name="P9"><text:tab/>Probe for message</text:p>
      <text:p text:style-name="P9"><text:tab/>if(message tag == 0){</text:p>
      <text:p text:style-name="P9"><text:tab/><text:tab/>break</text:p>
      <text:p text:style-name="P9"><text:tab/>}</text:p>
      <text:p text:style-name="P9"><text:tab/>Allocate space for message</text:p>
      <text:p text:style-name="P9"><text:tab/>Receive message </text:p>
      <text:p text:style-name="P9"><text:tab/>Find the correct calculate_MPI function based on the message tag</text:p>
      <text:p text:style-name="P9"><text:tab/>call calculate_MPI and get a response</text:p>
      <text:p text:style-name="P9"><text:tab/>if(response is not NULL){</text:p>
      <text:p text:style-name="P9"><text:tab/><text:tab/>Send response to master node</text:p>
      <text:p text:style-name="P9"><text:tab/>}</text:p>
      <text:p text:style-name="P9">}</text:p>
      <text:p text:style-name="P4">As we can see above, the slaves call <text:span text:style-name="T1">calculate_MPI</text:span> once for each message received, and it is up to the individual process to correctly communicate based on the message.</text:p>
      <text:h text:style-name="P13" text:outline-level="2">Broadcasting Data</text:h>
      <text:p text:style-name="P5">Above, we see that the slave nodes rely exclusively on blocking point-to-point communications in order to communicate. <text:s/>However, the most efficient way to send a communication to all nodes is to use the <text:span text:style-name="T1">MPI_Bcast</text:span> functionality within MPI, but this requires that all nodes have a corresponding <text:span text:style-name="T1">MPI_Bcast</text:span> call, which we can see is not in the algorithm above.</text:p>
      <text:p text:style-name="P5">In order to facilitate this, we can use the <text:span text:style-name="T1">sendAll</text:span> function of the <text:span text:style-name="T1">MPIProcess</text:span> class to send a special “prepare for broadcast” message. <text:s/>Then, in the <text:span text:style-name="T1">calculate_MPI</text:span> function, when it sees a “prepare for broadcast message”, the appropriate <text:span text:style-name="T1">MPI_Bcast</text:span> call is made. <text:s/>Because the “prepare for broadcast” message must be sent via point-to-point communication, it is best to group as many broadcast calls as possible. <text:s/>We anticipate that this functionality will be used to send initial data to the slave nodes.</text:p>
      <text:h text:style-name="P14" text:outline-level="2">Other MPIProcess Functions</text:h>
      <text:p text:style-name="P6">This section deals with some helpful functions defined in the MPIProcess class which may assist the developer of an MPI-enabled class. <text:s/>We have already seen one above, but we cover all in more detail below.</text:p>
      <text:p text:style-name="P10">void sendAll(unsigned int, const char*)</text:p>
      <text:p text:style-name="P6">This function sends the given message to all slave nodes using non-blocking (<text:span text:style-name="T1">MPI_Isend</text:span>) MPI communication. <text:s/>Note that the message is sent only once to each slave node.</text:p>
      <text:p text:style-name="P10">void collect()</text:p>
      <text:p text:style-name="P6">This function waits until all currently working slave nodes have sent a response. <text:s/>This is helpful when <text:soft-page-break/>the <text:span text:style-name="T1">nextQuery</text:span> function must broadcast data in order to proceed. <text:s/>When this call returns, the master node can be guaranteed that no slaves are currently processing data. <text:s/>This call is somewhat similar to <text:span text:style-name="T1">MPI_Barrier</text:span>, and because it causes a synchronization point, should be used with c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style:contextual-spacing="false" text:number-lines="false" text:line-number="0"/>
    </style:style>
    <style:style style:name="Command" style:family="paragraph" style:parent-style-name="Text_20_body" style:class="text">
      <style:paragraph-properties fo:margin-left="0in" fo:margin-right="-0.2in" fo:margin-top="0in" fo:margin-bottom="0in" style:contextual-spacing="false" fo:text-indent="0in" style:auto-text-indent="false" fo:background-color="#e6e6e6">
        <style:background-image/>
      </style:paragraph-properties>
      <style:text-properties style:font-name="Courier New" fo:font-size="10pt" style:font-size-asian="10.5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WALLACE</meta:initial-creator>
    <meta:creation-date>2014-07-23T09:19:21</meta:creation-date>
    <dc:date>2014-07-23T10:54:25</dc:date>
    <dc:creator>JOHN WALLACE</dc:creator>
    <meta:editing-duration>PT47M31S</meta:editing-duration>
    <meta:editing-cycles>2</meta:editing-cycles>
    <meta:generator>LibreOffice/4.0.4.2$Linux_X86_64 LibreOffice_project/400m0$Build-2</meta:generator>
    <meta:document-statistic meta:table-count="0" meta:image-count="0" meta:object-count="0" meta:page-count="3" meta:paragraph-count="44" meta:word-count="990" meta:character-count="6114" meta:non-whitespace-character-count="5127"/>
  </office:meta>
</office:document-meta>
</file>